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0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9966cc" fo:min-height="0.8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fill="none" draw:fill-color="#ffffff" fo:min-height="4.3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fill="solid" draw:fill-color="#6b2394" fo:min-height="0.8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fill="none" draw:fill-color="#ffffff" fo:min-height="1.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fill="solid" draw:fill-color="#800080" fo:min-height="0.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fill="none" draw:fill-color="#ffffff" draw:textarea-horizontal-align="left" draw:auto-grow-height="true" draw:auto-grow-width="false" fo:min-height="2.8cm" fo:min-width="20.7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fill="solid" draw:fill-color="#ffff99" fo:min-height="0.8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svg:stroke-width="0.05cm" svg:stroke-color="#000000" draw:fill="solid" draw:fill-color="#ffff99" fo:min-height="0.8cm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stroke="solid" svg:stroke-width="0.05cm" svg:stroke-color="#000000" draw:fill="solid" draw:fill-color="#ffff99" fo:min-height="0.8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fill="solid" draw:fill-color="#ffff00" draw:textarea-horizontal-align="left" draw:auto-grow-height="true" draw:auto-grow-width="false" fo:min-height="0.7cm" fo:min-width="20.85cm" fo:padding-top="0.15cm" fo:padding-bottom="0.15cm" fo:padding-left="0.275cm" fo:padding-right="0.275cm"/>
    </style:style>
    <style:style style:name="P1" style:family="paragraph">
      <style:text-properties fo:color="#000000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5" style:family="paragraph">
      <style:paragraph-properties fo:text-align="center"/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23.9cm" svg:height="17.4cm" svg:x="2.1cm" svg:y="1.8cm">
          <draw:text-box>
            <text:p text:style-name="P1"><text:span text:style-name="T1">ADARA Servidor</text:span></text:p>
          </draw:text-box>
        </draw:frame>
        <draw:frame draw:style-name="gr2" draw:text-style-name="P2" draw:layer="layout" svg:width="21.9cm" svg:height="1.1cm" svg:x="3.1cm" svg:y="17.6cm">
          <draw:text-box>
            <text:p text:style-name="P2"><text:span text:style-name="T2">JVM</text:span></text:p>
          </draw:text-box>
        </draw:frame>
        <draw:frame draw:style-name="gr3" draw:layer="layout" svg:width="21.9cm" svg:height="4.6cm" svg:x="3.1cm" svg:y="12.7cm">
          <draw:text-box>
            <text:p>Java</text:p>
          </draw:text-box>
        </draw:frame>
        <draw:line draw:style-name="gr4" draw:text-style-name="P3" draw:layer="layout" svg:x1="17.1cm" svg:y1="8.1cm" svg:x2="17.2cm" svg:y2="8.1cm">
          <text:p/>
        </draw:line>
        <draw:frame draw:style-name="gr5" draw:text-style-name="P3" draw:layer="layout" svg:width="6.8cm" svg:height="1.1cm" svg:x="3.6cm" svg:y="13.9cm">
          <draw:text-box>
            <text:p text:style-name="P4">SiteMesh</text:p>
          </draw:text-box>
        </draw:frame>
        <draw:frame draw:style-name="gr5" draw:text-style-name="P3" draw:layer="layout" svg:width="6.8cm" svg:height="1.1cm" svg:x="3.6cm" svg:y="15.5cm">
          <draw:text-box>
            <text:p text:style-name="P3"><text:span text:style-name="T1">Log4j</text:span></text:p>
          </draw:text-box>
        </draw:frame>
        <draw:frame draw:style-name="gr5" draw:text-style-name="P3" draw:layer="layout" svg:width="6.8cm" svg:height="1.1cm" svg:x="17.8cm" svg:y="13.9cm">
          <draw:text-box>
            <text:p text:style-name="P4">Hibernate</text:p>
          </draw:text-box>
        </draw:frame>
        <draw:frame draw:style-name="gr5" draw:text-style-name="P3" draw:layer="layout" svg:width="6.8cm" svg:height="1.1cm" svg:x="10.7cm" svg:y="13.9cm">
          <draw:text-box>
            <text:p text:style-name="P3"><text:span text:style-name="T1">Spring</text:span></text:p>
          </draw:text-box>
        </draw:frame>
        <draw:frame draw:style-name="gr5" draw:text-style-name="P3" draw:layer="layout" svg:width="6.8cm" svg:height="1.1cm" svg:x="10.7cm" svg:y="15.5cm">
          <draw:text-box>
            <text:p text:style-name="P4">JUnit</text:p>
          </draw:text-box>
        </draw:frame>
        <draw:frame draw:style-name="gr5" draw:text-style-name="P3" draw:layer="layout" svg:width="6.8cm" svg:height="1.1cm" svg:x="17.8cm" svg:y="15.5cm">
          <draw:text-box>
            <text:p text:style-name="P4">JEE</text:p>
          </draw:text-box>
        </draw:frame>
        <draw:frame draw:style-name="gr6" draw:layer="layout" svg:width="21.9cm" svg:height="2.1cm" svg:x="3.1cm" svg:y="10.2cm">
          <draw:text-box>
            <text:p>Groovy</text:p>
          </draw:text-box>
        </draw:frame>
        <draw:frame draw:style-name="gr7" draw:text-style-name="P3" draw:layer="layout" svg:width="8.8cm" svg:height="1.1cm" svg:x="6.5cm" svg:y="10.8cm">
          <draw:text-box>
            <text:p text:style-name="P3"><text:span text:style-name="T1">GORM</text:span></text:p>
          </draw:text-box>
        </draw:frame>
        <draw:frame draw:style-name="gr7" draw:text-style-name="P3" draw:layer="layout" svg:width="8.8cm" svg:height="1.1cm" svg:x="15.8cm" svg:y="10.8cm">
          <draw:text-box>
            <text:p text:style-name="P4">GSP</text:p>
          </draw:text-box>
        </draw:frame>
        <draw:frame draw:style-name="gr8" draw:layer="layout" svg:width="21.9cm" svg:height="3.1cm" svg:x="3.1cm" svg:y="6.6cm">
          <draw:text-box>
            <text:p text:style-name="P3"><text:span text:style-name="T1">Componentes</text:span> <text:span text:style-name="T1">ADARA</text:span></text:p>
          </draw:text-box>
        </draw:frame>
        <draw:frame draw:style-name="gr9" draw:text-style-name="P3" draw:layer="layout" svg:width="6.8cm" svg:height="1.1cm" svg:x="3.5cm" svg:y="8.3cm">
          <draw:text-box>
            <text:p text:style-name="P3"><text:span text:style-name="T1">Admon.</text:span> <text:span text:style-name="T1">Usuarios</text:span></text:p>
          </draw:text-box>
        </draw:frame>
        <draw:frame draw:style-name="gr9" draw:text-style-name="P3" draw:layer="layout" svg:width="6.8cm" svg:height="1.1cm" svg:x="10.7cm" svg:y="7cm">
          <draw:text-box>
            <text:p text:style-name="P3"><text:span text:style-name="T1">Admon.</text:span> <text:span text:style-name="T1">Aplicación</text:span></text:p>
          </draw:text-box>
        </draw:frame>
        <draw:frame draw:style-name="gr9" draw:text-style-name="P3" draw:layer="layout" svg:width="6.8cm" svg:height="1.1cm" svg:x="17.9cm" svg:y="7cm">
          <draw:text-box>
            <text:p text:style-name="P3">Análisis de <text:span text:style-name="T1">datos</text:span></text:p>
          </draw:text-box>
        </draw:frame>
        <draw:frame draw:style-name="gr10" draw:text-style-name="P4" draw:layer="layout" svg:width="6.8cm" svg:height="1.1cm" svg:x="10.7cm" svg:y="8.3cm">
          <draw:text-box>
            <text:p text:style-name="P3"><text:span text:style-name="T1">Reportes</text:span></text:p>
          </draw:text-box>
        </draw:frame>
        <draw:frame draw:style-name="gr11" draw:text-style-name="P5" draw:layer="layout" svg:width="6.8cm" svg:height="1.1cm" svg:x="17.9cm" svg:y="8.3cm">
          <draw:text-box>
            <text:p text:style-name="P4">Comunicación</text:p>
          </draw:text-box>
        </draw:frame>
        <draw:frame draw:style-name="gr12" draw:text-style-name="P6" draw:layer="layout" svg:width="21.9cm" svg:height="1.723cm" svg:x="3.1cm" svg:y="4.3cm">
          <draw:text-box>
            <text:p text:style-name="P6"><text:span text:style-name="T1">Marco de trabajo para desarollo rápido de aplicaciones de realidad aumentada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Zavaleta </meta:initial-creator>
    <meta:creation-date>2011-12-11T21:22:57</meta:creation-date>
    <dc:date>2011-12-11T22:48:53</dc:date>
    <dc:creator>luisZavaleta </dc:creator>
    <meta:editing-duration>PT25M29S</meta:editing-duration>
    <meta:editing-cycles>1</meta:editing-cycles>
    <meta:document-statistic meta:object-count="20"/>
    <meta:generator>LibreOffice/3.4$Linux LibreOffice_project/340m1$Build-302</meta:generator>
  </office:meta>
</office:document-meta>
</file>